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break-before="page"/>
    </style:style>
    <style:style style:name="P2" style:family="paragraph" style:parent-style-name="Footer">
      <style:text-properties officeooo:paragraph-rsid="004f5729"/>
    </style:style>
    <style:style style:name="P3" style:family="paragraph" style:parent-style-name="Text_20_body">
      <style:paragraph-properties fo:text-align="center" style:justify-single-word="false" fo:break-before="page"/>
      <style:text-properties officeooo:rsid="001faa38" officeooo:paragraph-rsid="001faa38"/>
    </style:style>
    <style:style style:name="P4" style:family="paragraph" style:parent-style-name="Text_20_body">
      <style:text-properties officeooo:paragraph-rsid="001faa38"/>
    </style:style>
    <style:style style:name="P5" style:family="paragraph" style:parent-style-name="Text_20_body">
      <style:paragraph-properties fo:text-align="center" style:justify-single-word="false"/>
      <style:text-properties style:text-underline-style="none" officeooo:rsid="001faa38" officeooo:paragraph-rsid="001faa38"/>
    </style:style>
    <style:style style:name="P6" style:family="paragraph" style:parent-style-name="Title" style:master-page-name="Footnote">
      <style:paragraph-properties style:page-number="auto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" style:family="paragraph" style:parent-style-name="Contents_20_Heading" style:master-page-name="Index">
      <style:paragraph-properties style:page-number="auto" fo:break-before="page"/>
    </style:style>
    <style:style style:name="P12" style:family="paragraph" style:parent-style-name="Heading_20_1" style:master-page-name="Standard">
      <style:paragraph-properties fo:text-align="center" style:justify-single-word="false" style:page-number="1" fo:break-before="auto" fo:break-after="auto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>
      <style:text-properties officeooo:rsid="0056f6b5" officeooo:paragraph-rsid="0056f6b5"/>
    </style:style>
    <style:style style:name="P15" style:family="paragraph" style:parent-style-name="Heading_20_2">
      <style:paragraph-properties fo:break-before="page"/>
      <style:text-properties officeooo:paragraph-rsid="0056f6b5"/>
    </style:style>
    <style:style style:name="P16" style:family="paragraph" style:parent-style-name="Heading_20_2">
      <style:paragraph-properties fo:break-before="page"/>
      <style:text-properties officeooo:rsid="0058b885" officeooo:paragraph-rsid="005e525b"/>
    </style:style>
    <style:style style:name="P17" style:family="paragraph" style:parent-style-name="Heading_20_2">
      <style:paragraph-properties fo:break-before="page"/>
      <style:text-properties style:font-name="Liberation Serif" officeooo:rsid="00604204" officeooo:paragraph-rsid="00604204"/>
    </style:style>
    <style:style style:name="P18" style:family="paragraph" style:parent-style-name="Heading_20_2">
      <style:paragraph-properties fo:break-before="page"/>
      <style:text-properties style:font-name="Liberation Serif" fo:font-weight="bold" officeooo:rsid="0067083f" officeooo:paragraph-rsid="0067083f" style:font-weight-asian="bold" style:font-weight-complex="bold"/>
    </style:style>
    <style:style style:name="P19" style:family="paragraph" style:parent-style-name="Heading_20_3" style:list-style-name="">
      <style:text-properties officeooo:rsid="001faa38" officeooo:paragraph-rsid="001faa38"/>
    </style:style>
    <style:style style:name="P20" style:family="paragraph" style:parent-style-name="Heading_20_3">
      <style:text-properties style:font-name="Liberation Serif" fo:font-weight="normal" style:font-weight-asian="normal" style:font-weight-complex="normal"/>
    </style:style>
    <style:style style:name="P21" style:family="paragraph" style:parent-style-name="Text_20_body" style:master-page-name="Index">
      <style:paragraph-properties style:page-number="auto" fo:break-before="page"/>
      <style:text-properties officeooo:rsid="001faa38" officeooo:paragraph-rsid="001faa38"/>
    </style:style>
    <style:style style:name="P22" style:family="paragraph" style:parent-style-name="Text_20_body" style:list-style-name="L6">
      <style:text-properties fo:font-weight="normal" style:font-weight-asian="normal" style:font-weight-complex="normal"/>
    </style:style>
    <style:style style:name="P23" style:family="paragraph" style:parent-style-name="Text_20_body">
      <style:text-properties fo:font-weight="normal" style:font-weight-asian="normal" style:font-weight-complex="normal"/>
    </style:style>
    <style:style style:name="P24" style:family="paragraph" style:parent-style-name="Text_20_body">
      <style:text-properties style:text-underline-style="none" fo:font-weight="normal" officeooo:rsid="0056f6b5" officeooo:paragraph-rsid="0056f6b5" style:font-weight-asian="normal" style:font-weight-complex="normal"/>
    </style:style>
    <style:style style:name="P25" style:family="paragraph" style:parent-style-name="Text_20_body">
      <style:paragraph-properties>
        <style:tab-stops>
          <style:tab-stop style:position="4.292cm"/>
        </style:tab-stops>
      </style:paragraph-properties>
      <style:text-properties style:text-underline-style="none" fo:font-weight="normal" officeooo:rsid="0056f6b5" officeooo:paragraph-rsid="0056f6b5" style:font-weight-asian="normal" style:font-weight-complex="normal"/>
    </style:style>
    <style:style style:name="P26" style:family="paragraph" style:parent-style-name="Text_20_body">
      <style:text-properties style:text-underline-style="none" fo:font-weight="normal" officeooo:rsid="0058b885" officeooo:paragraph-rsid="0058b885" style:font-weight-asian="normal" style:font-weight-complex="normal"/>
    </style:style>
    <style:style style:name="P27" style:family="paragraph" style:parent-style-name="Text_20_body">
      <style:text-properties officeooo:paragraph-rsid="0056f6b5"/>
    </style:style>
    <style:style style:name="P28" style:family="paragraph" style:parent-style-name="Text_20_body">
      <style:text-properties style:font-name="Liberation Serif" fo:font-weight="normal" officeooo:paragraph-rsid="0056f6b5" style:font-weight-asian="normal" style:font-weight-complex="normal"/>
    </style:style>
    <style:style style:name="P29" style:family="paragraph" style:parent-style-name="Text_20_body">
      <style:text-properties style:font-name="Liberation Serif" fo:font-weight="normal" style:font-weight-asian="normal" style:font-weight-complex="normal"/>
    </style:style>
    <style:style style:name="P30" style:family="paragraph" style:parent-style-name="Text_20_body">
      <style:text-properties style:font-name="Liberation Serif" fo:font-weight="normal" officeooo:rsid="00618146" officeooo:paragraph-rsid="00604204" style:font-weight-asian="normal" style:font-weight-complex="normal"/>
    </style:style>
    <style:style style:name="P31" style:family="paragraph" style:parent-style-name="Text_20_body" style:list-style-name="L14">
      <style:text-properties style:font-name="Liberation Serif" fo:font-weight="normal" style:font-weight-asian="normal" style:font-weight-complex="normal"/>
    </style:style>
    <style:style style:name="P32" style:family="paragraph" style:parent-style-name="Text_20_body">
      <style:text-properties style:font-name="Liberation Serif"/>
    </style:style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 style:list-style-name="L10">
      <style:text-properties fo:font-weight="bold" style:font-weight-asian="bold" style:font-weight-complex="bold"/>
    </style:style>
    <style:style style:name="P38" style:family="paragraph" style:parent-style-name="Text_20_body">
      <style:text-properties fo:font-weight="bold" officeooo:rsid="00604204" officeooo:paragraph-rsid="00604204" style:font-weight-asian="bold" style:font-weight-complex="bold"/>
    </style:style>
    <style:style style:name="P39" style:family="paragraph" style:parent-style-name="Text_20_body">
      <style:text-properties fo:font-weight="bold" officeooo:rsid="00618146" officeooo:paragraph-rsid="00604204" style:font-weight-asian="bold" style:font-weight-complex="bold"/>
    </style:style>
    <style:style style:name="P40" style:family="paragraph" style:parent-style-name="Text_20_body">
      <style:text-properties fo:font-weight="bold" officeooo:rsid="00618146" officeooo:paragraph-rsid="00618146" style:font-weight-asian="bold" style:font-weight-complex="bold"/>
    </style:style>
    <style:style style:name="P41" style:family="paragraph" style:parent-style-name="Text_20_body">
      <style:text-properties fo:font-weight="bold" officeooo:rsid="0067083f" officeooo:paragraph-rsid="0067083f" style:font-weight-asian="bold" style:font-weight-complex="bold"/>
    </style:style>
    <style:style style:name="P42" style:family="paragraph" style:parent-style-name="Text_20_body" style:list-style-name="L10"/>
    <style:style style:name="P43" style:family="paragraph" style:parent-style-name="Text_20_body" style:list-style-name="L11"/>
    <style:style style:name="P44" style:family="paragraph" style:parent-style-name="Text_20_body" style:list-style-name="L13"/>
    <style:style style:name="P45" style:family="paragraph" style:parent-style-name="Text_20_body" style:list-style-name="L13">
      <style:text-properties officeooo:paragraph-rsid="006514c7"/>
    </style:style>
    <style:style style:name="P46" style:family="paragraph" style:parent-style-name="Text_20_body" style:list-style-name="L14"/>
    <style:style style:name="P47" style:family="paragraph" style:parent-style-name="Text_20_body" style:list-style-name="L15"/>
    <style:style style:name="T1" style:family="text">
      <style:text-properties officeooo:rsid="00217b5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e525b" style:font-weight-asian="normal" style:font-weight-complex="normal"/>
    </style:style>
    <style:style style:name="T4" style:family="text">
      <style:text-properties officeooo:rsid="0056f6b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04204" style:font-weight-asian="bold" style:font-weight-complex="bold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5a62df" style:font-weight-asian="normal" style:font-weight-complex="normal"/>
    </style:style>
    <style:style style:name="T11" style:family="text">
      <style:text-properties style:font-name="Liberation Serif" fo:font-weight="normal" officeooo:rsid="005e525b" style:font-weight-asian="normal" style:font-weight-complex="normal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4" style:family="text">
      <style:text-properties officeooo:rsid="005a62df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6514c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6514c7"/>
    </style:style>
    <style:style style:name="T20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Title"/>
      <text:p text:style-name="Title"/>
      <text:p text:style-name="Title"/>
      <text:p text:style-name="Title"/>
      <text:p text:style-name="Title"/>
      <text:p text:style-name="Title"><text:bookmark-start text:name="__RefHeading___Toc245_3760632866"/>Concours Robots – <text:span text:style-name="T4">Documentation Technique</text:span><text:bookmark-end text:name="__RefHeading___Toc245_3760632866"/></text:p>
      <text:p text:style-name="P5">Matis Adjedj – Gestion des comptes des utilisateurs pour un administrateur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1">Table des matières</text:p>
          </text:index-title>
          <text:p text:style-name="P7"><text:a xlink:type="simple" xlink:href="#__RefHeading___Toc247_3760632866" text:style-name="Index_20_Link" text:visited-style-name="Index_20_Link">Fonctionnement des fonctionnalités<text:tab/>1</text:a></text:p>
          <text:p text:style-name="P8"><text:a xlink:type="simple" xlink:href="#__RefHeading___Toc1838_1368619911" text:style-name="Index_20_Link" text:visited-style-name="Index_20_Link">Introduction<text:tab/>1</text:a></text:p>
          <text:p text:style-name="P8"><text:a xlink:type="simple" xlink:href="#__RefHeading___Toc253_3760632866" text:style-name="Index_20_Link" text:visited-style-name="Index_20_Link">Génération de compte :<text:tab/>2</text:a></text:p>
          <text:p text:style-name="P9"><text:a xlink:type="simple" xlink:href="#__RefHeading___Toc1840_1368619911" text:style-name="Index_20_Link" text:visited-style-name="Index_20_Link">Fonctionnement<text:tab/>2</text:a></text:p>
          <text:p text:style-name="P9"><text:a xlink:type="simple" xlink:href="#__RefHeading___Toc1842_1368619911" text:style-name="Index_20_Link" text:visited-style-name="Index_20_Link">Validation du compte et connexion<text:tab/>2</text:a></text:p>
          <text:p text:style-name="P8"><text:a xlink:type="simple" xlink:href="#__RefHeading___Toc255_3760632866" text:style-name="Index_20_Link" text:visited-style-name="Index_20_Link">Affichage d’une liste de tout les utilisateurs<text:tab/>3</text:a></text:p>
          <text:p text:style-name="P9"><text:a xlink:type="simple" xlink:href="#__RefHeading___Toc1844_1368619911" text:style-name="Index_20_Link" text:visited-style-name="Index_20_Link">Fonctionnement<text:tab/>3</text:a></text:p>
          <text:p text:style-name="P8"><text:a xlink:type="simple" xlink:href="#__RefHeading___Toc1846_1368619911" text:style-name="Index_20_Link" text:visited-style-name="Index_20_Link">Détail d’un utilisateur et suppression<text:tab/>4</text:a></text:p>
          <text:p text:style-name="P9"><text:a xlink:type="simple" xlink:href="#__RefHeading___Toc1848_1368619911" text:style-name="Index_20_Link" text:visited-style-name="Index_20_Link">Affichage du détail<text:tab/>4</text:a></text:p>
          <text:p text:style-name="P9"><text:a xlink:type="simple" xlink:href="#__RefHeading___Toc1850_1368619911" text:style-name="Index_20_Link" text:visited-style-name="Index_20_Link">Actions disponibles<text:tab/>4</text:a></text:p>
          <text:p text:style-name="P10"><text:a xlink:type="simple" xlink:href="#__RefHeading___Toc1852_1368619911" text:style-name="Index_20_Link" text:visited-style-name="Index_20_Link">🔹 Modifier<text:tab/>4</text:a></text:p>
          <text:p text:style-name="P10"><text:a xlink:type="simple" xlink:href="#__RefHeading___Toc1854_1368619911" text:style-name="Index_20_Link" text:visited-style-name="Index_20_Link">🔹 Supprimer<text:tab/>4</text:a></text:p>
        </text:index-body>
      </text:table-of-content>
      <text:h text:style-name="P19" text:outline-level="3"/>
      <text:p text:style-name="P21"/>
      <text:h text:style-name="P12" text:outline-level="1" text:is-list-header="true"><text:bookmark-start text:name="__RefHeading___Toc247_3760632866"/><text:span text:style-name="T4">Fonctionnement des f</text:span><text:span text:style-name="T1">onctionnalités</text:span> <text:bookmark-end text:name="__RefHeading___Toc247_3760632866"/></text:h>
      <text:p text:style-name="P4"/>
      <text:h text:style-name="P14" text:outline-level="2"><text:bookmark-start text:name="__RefHeading___Toc1838_1368619911"/>Introduction<text:bookmark-end text:name="__RefHeading___Toc1838_1368619911"/></text:h>
      <text:p text:style-name="P27"><text:span text:style-name="T9">Cette application a été développée avec les frameworks </text:span><text:span text:style-name="Strong_20_Emphasis"><text:span text:style-name="T9">Laravel</text:span></text:span><text:span text:style-name="T9">, </text:span><text:span text:style-name="Strong_20_Emphasis"><text:span text:style-name="T9">Livewire</text:span></text:span><text:span text:style-name="T9"> et le moteur de templates </text:span><text:span text:style-name="Strong_20_Emphasis"><text:span text:style-name="T9">Blade</text:span></text:span><text:span text:style-name="T9">. Blade est utilisé pour gérer la logique PHP au sein des vues et pour inclure la mise en page par défaut (</text:span><text:span text:style-name="Source_20_Text"><text:span text:style-name="T9">default.blade.php</text:span></text:span><text:span text:style-name="T9">), garantissant ainsi une interface cohérente sur l’ensemble du site.</text:span></text:p>
      <text:p text:style-name="Text_20_body"><text:span text:style-name="T9">Ce projet impliquant plusieurs développeurs, cette documentation se concentre principalement sur la description des fonctionnalités destinées aux </text:span><text:span text:style-name="Strong_20_Emphasis"><text:span text:style-name="T9">utilisateurs administrateurs</text:span></text:span><text:span text:style-name="T9">.</text:span></text:p>
      <text:p text:style-name="Text_20_body"><text:span text:style-name="T9">L’application suit l’architecture </text:span><text:span text:style-name="Strong_20_Emphasis"><text:span text:style-name="T9">MVC (Modèle–Vue–Contrôleur)</text:span></text:span><text:span text:style-name="T9">. Les contrôleurs orchestrent le fonctionnement général en appelant les méthodes des modèles ou d’autres classes pour manipuler les données et assurer le bon déroulement des opérations.</text:span></text:p>
      <text:p text:style-name="P28"/>
      <text:h text:style-name="P13" text:outline-level="2" text:is-list-header="true"><text:bookmark-start text:name="__RefHeading___Toc253_3760632866"/><text:span text:style-name="T4">Génération</text:span> de compte :<text:bookmark-end text:name="__RefHeading___Toc253_3760632866"/></text:h>
      <text:p text:style-name="P24"><text:span text:style-name="Strong_20_Emphasis">Contrôleur :</text:span> <text:span text:style-name="Source_20_Text"><text:span text:style-name="T7">UserController.php</text:span></text:span><text:line-break/><text:span text:style-name="Strong_20_Emphasis">Méthodes :</text:span> <text:span text:style-name="Source_20_Text"><text:span text:style-name="T7">formulaireGeneration</text:span></text:span><text:span text:style-name="T7">, </text:span><text:span text:style-name="Source_20_Text"><text:span text:style-name="T7">ajouterUtilisateur</text:span></text:span></text:p>
      <text:p text:style-name="Text_20_body">Les administrateurs ont la possibilité de créer des comptes utilisateurs. La route <text:span text:style-name="T14">(</text:span><text:span text:style-name="Strong_20_Emphasis"><text:span text:style-name="Source_20_Text"><text:span text:style-name="T9">/admin/generation-utilisateur</text:span></text:span></text:span><text:span text:style-name="Strong_20_Emphasis"><text:span text:style-name="Source_20_Text"><text:span text:style-name="T10">)</text:span></text:span></text:span> donne accès à un formulaire permettant de saisir les informations suivantes :</text:p>
      <text:list text:style-name="L3">
        <text:list-item>
          <text:p text:style-name="P33"><text:span text:style-name="Strong_20_Emphasis">Nom</text:span> – Obligatoire</text:p>
        </text:list-item>
        <text:list-item>
          <text:p text:style-name="P33"><text:span text:style-name="Strong_20_Emphasis">Prénom</text:span> – Obligatoire</text:p>
        </text:list-item>
        <text:list-item>
          <text:p text:style-name="P33"><text:span text:style-name="Strong_20_Emphasis">Adresse e-mail</text:span> – Obligatoire et unique</text:p>
        </text:list-item>
        <text:list-item>
          <text:p text:style-name="P33"><text:span text:style-name="Strong_20_Emphasis">Genre</text:span> – Obligatoire (liste déroulante)</text:p>
        </text:list-item>
        <text:list-item>
          <text:p text:style-name="P33"><text:span text:style-name="Strong_20_Emphasis">Concours</text:span> – Obligatoire (liste déroulante)</text:p>
        </text:list-item>
        <text:list-item>
          <text:p text:style-name="P33"><text:span text:style-name="Strong_20_Emphasis">Collège</text:span> – Obligatoire (liste déroulante)</text:p>
        </text:list-item>
        <text:list-item>
          <text:p text:style-name="P33"><text:span text:style-name="Strong_20_Emphasis">Mot de passe</text:span> – Obligatoire mais <text:span text:style-name="Strong_20_Emphasis"><text:span text:style-name="T2">généré automatiquement</text:span></text:span> dans le contrôleur après validation pour garantir la conformité avec le RGPD</text:p>
        </text:list-item>
      </text:list>
      <text:h text:style-name="Heading_20_3" text:outline-level="3" text:is-list-header="true"><text:bookmark-start text:name="__RefHeading___Toc1840_1368619911"/>Fonctionnement<text:bookmark-end text:name="__RefHeading___Toc1840_1368619911"/></text:h>
      <text:p text:style-name="Text_20_body">Une fois le formulaire soumis, la méthode <text:span text:style-name="Strong_20_Emphasis"><text:span text:style-name="Source_20_Text"><text:span text:style-name="T9">ajouterUtilisateur</text:span></text:span></text:span><text:span text:style-name="T9"> du </text:span><text:span text:style-name="Source_20_Text"><text:span text:style-name="T9">UserController</text:span></text:span><text:span text:style-name="T9"> est exécutée.</text:span><text:line-break/>Elle effectue les actions suivantes :</text:p>
      <text:list text:style-name="L4">
        <text:list-item>
          <text:p text:style-name="P34"><text:span text:style-name="Strong_20_Emphasis">Validation des données</text:span></text:p>
          <text:list>
            <text:list-item>
              <text:p text:style-name="P34"><text:span text:style-name="T2">Si les données ne sont pas conformes, l’administrateur est renvoyé vers le formulaire<text:line-break/>avec des </text:span><text:span text:style-name="Strong_20_Emphasis"><text:span text:style-name="T2">messages d’erreurs détaillés</text:span></text:span><text:span text:style-name="T2">.</text:span></text:p>
            </text:list-item>
          </text:list>
        </text:list-item>
        <text:list-item>
          <text:p text:style-name="P34"><text:span text:style-name="Strong_20_Emphasis">Création de l’utilisateur</text:span></text:p>
          <text:list>
            <text:list-item>
              <text:p text:style-name="P34">L’utilisateur est créé dans la base de données avec un mot de passe temporaire généré automatiquement.</text:p>
            </text:list-item>
          </text:list>
        </text:list-item>
        <text:list-item>
          <text:p text:style-name="P34"><text:span text:style-name="Strong_20_Emphasis">Envoi d’un e-mail de vérification</text:span></text:p>
          <text:list>
            <text:list-item>
              <text:p text:style-name="P34">L’utilisateur reçoit un e-mail contenant un lien de validation de compte.</text:p>
            </text:list-item>
          </text:list>
        </text:list-item>
      </text:list>
      <text:h text:style-name="Heading_20_3" text:outline-level="3" text:is-list-header="true"><text:bookmark-start text:name="__RefHeading___Toc1842_1368619911"/>Validation du compte et connexion<text:bookmark-end text:name="__RefHeading___Toc1842_1368619911"/></text:h>
      <text:p text:style-name="Text_20_body"><text:span text:style-name="T9">Lorsqu’un utilisateur clique sur son lien de validation, une version personnalisée du contrôleur<text:line-break/></text:span><text:span text:style-name="Strong_20_Emphasis"><text:span text:style-name="Source_20_Text"><text:span text:style-name="T9">VerifyEmailController</text:span></text:span></text:span><text:span text:style-name="T9"> vérifie son identité, active son compte puis le </text:span><text:span text:style-name="Strong_20_Emphasis"><text:span text:style-name="T9">connecte automatiquement</text:span></text:span><text:span text:style-name="T9">.</text:span><text:span text:style-name="T7"><text:line-break/>Cette modification permet à l’utilisateur d’être authentifié dès la validation de son e-mail.</text:span></text:p>
      <text:p text:style-name="Text_20_body"><text:span text:style-name="T9">L’utilisateur est ensuite redirigé vers une page dédiée lui permettant de </text:span><text:span text:style-name="Strong_20_Emphasis"><text:span text:style-name="T9">modifier son mot de passe</text:span></text:span><text:span text:style-name="T9">.<text:line-break/>Cette page est une version simplifiée de la page de profil Livewire : seules les fonctionnalités<text:line-break/>concernant la modification du mot de passe y sont disponibles.</text:span><text:span text:style-name="T2"><text:line-break/>Ce comportement est essentiel : l’utilisateur ne connaît pas son mot de passe généré automatiquement et doit le remplacer.</text:span></text:p>
      <text:h text:style-name="P15" text:outline-level="2" text:is-list-header="true"><text:bookmark-start text:name="__RefHeading___Toc255_3760632866"/><text:span text:style-name="T4">Affichage d’une liste de tout les utilisateurs </text:span><text:bookmark-end text:name="__RefHeading___Toc255_3760632866"/></text:h>
      <text:p text:style-name="P25"><text:span text:style-name="Strong_20_Emphasis"><text:span text:style-name="T7">Contrôleur :</text:span></text:span><text:span text:style-name="T7"> </text:span><text:span text:style-name="Source_20_Text"><text:span text:style-name="T7">UserController.php</text:span></text:span><text:span text:style-name="T7"><text:line-break/></text:span><text:span text:style-name="Strong_20_Emphasis"><text:span text:style-name="T7">Méthode :</text:span></text:span><text:span text:style-name="T7"> </text:span><text:span text:style-name="Source_20_Text"><text:span text:style-name="T7">listeUtilisateurs</text:span></text:span></text:p>
      <text:p text:style-name="Text_20_body"><text:span text:style-name="T2">L’application propose aux administrateurs une page dédiée permettant d’afficher </text:span><text:span text:style-name="Strong_20_Emphasis"><text:span text:style-name="T2">l’ensemble des utilisateurs</text:span></text:span><text:span text:style-name="T2">.<text:line-break/>Cette liste présente les informations essentielles suivantes :</text:span></text:p>
      <text:list text:style-name="L5">
        <text:list-item>
          <text:p text:style-name="P35"><text:span text:style-name="Strong_20_Emphasis">Nom</text:span></text:p>
        </text:list-item>
        <text:list-item>
          <text:p text:style-name="P35"><text:span text:style-name="Strong_20_Emphasis">Prénom</text:span></text:p>
        </text:list-item>
        <text:list-item>
          <text:p text:style-name="P35"><text:span text:style-name="Strong_20_Emphasis">Email</text:span></text:p>
        </text:list-item>
        <text:list-item>
          <text:p text:style-name="P35"><text:span text:style-name="Strong_20_Emphasis">Rôle</text:span></text:p>
        </text:list-item>
        <text:list-item>
          <text:p text:style-name="P35"><text:span text:style-name="Strong_20_Emphasis">Bouton Détail</text:span></text:p>
        </text:list-item>
      </text:list>
      <text:p text:style-name="Text_20_body">Cette interface permet à l’administrateur d’identifier rapidement un utilisateur afin de consulter ses informations détaillées, ou encore de procéder à sa modification ou à sa suppression.</text:p>
      <text:h text:style-name="Heading_20_3" text:outline-level="3"><text:bookmark-start text:name="__RefHeading___Toc1844_1368619911"/>Fonctionnement<text:bookmark-end text:name="__RefHeading___Toc1844_1368619911"/></text:h>
      <text:p text:style-name="Text_20_body"><text:span text:style-name="T9">L’affichage de la liste est géré par la méthode </text:span><text:span text:style-name="Strong_20_Emphasis"><text:span text:style-name="Source_20_Text"><text:span text:style-name="T9">listeUtilisateurs</text:span></text:span></text:span><text:span text:style-name="T9"> du contrôleur </text:span><text:span text:style-name="Source_20_Text"><text:span text:style-name="T9">UserController</text:span></text:span><text:span text:style-name="T9">.</text:span><text:span text:style-name="T2"><text:line-break/>Cette méthode :</text:span></text:p>
      <text:list xml:id="list945553312" text:style-name="L6">
        <text:list-item>
          <text:p text:style-name="P36"><text:span text:style-name="T2">Exécute une </text:span><text:span text:style-name="Strong_20_Emphasis"><text:span text:style-name="T2">requête Query Builder </text:span></text:span><text:span text:style-name="T2">définie dans le modèle </text:span><text:span text:style-name="Source_20_Text"><text:span text:style-name="T9">User</text:span></text:span><text:span text:style-name="T2"> afin de récupérer une collection complète des utilisateurs.</text:span></text:p>
        </text:list-item>
        <text:list-item>
          <text:p text:style-name="P36"><text:span text:style-name="T9">Transmet cette collection à la vue </text:span><text:span text:style-name="Source_20_Text"><text:span text:style-name="T9">administrateur/listeUtilisateurs</text:span></text:span><text:span text:style-name="T9">.</text:span></text:p>
        </text:list-item>
        <text:list-item>
          <text:p text:style-name="P22">Retourne la vue en injectant les données nécessaires pour l’affichage du tableau.</text:p>
        </text:list-item>
      </text:list>
      <text:p text:style-name="Text_20_body"><text:span text:style-name="T2">Le bouton </text:span><text:span text:style-name="Strong_20_Emphasis"><text:span text:style-name="T2">« Détail »</text:span></text:span><text:span text:style-name="T2"> associé à chaque ligne du tableau redirige l’administrateur vers la page de détail de l’utilisateur correspondant. Cette redirection utilise une route dédiée (expliquée plus en détail dans la section consacrée à la fonctionnalité de consultation d’un utilisateur).</text:span></text:p>
      <text:p text:style-name="P25"/>
      <text:p text:style-name="P26"/>
      <text:p text:style-name="P24"/>
      <text:h text:style-name="P16" text:outline-level="2"><text:bookmark-start text:name="__RefHeading___Toc1846_1368619911"/>Détail d’un utilisateur et suppression<text:bookmark-end text:name="__RefHeading___Toc1846_1368619911"/></text:h>
      <text:p text:style-name="Text_20_body"><text:span text:style-name="Strong_20_Emphasis"><text:span text:style-name="T7">Contrôleur :</text:span></text:span><text:span text:style-name="T7"> </text:span><text:span text:style-name="Source_20_Text"><text:span text:style-name="T7">UserController</text:span></text:span><text:span text:style-name="T7"><text:line-break/></text:span><text:span text:style-name="Strong_20_Emphasis"><text:span text:style-name="T7">Méthodes :</text:span></text:span><text:span text:style-name="T7"> </text:span><text:span text:style-name="Source_20_Text"><text:span text:style-name="T7">detailUtilisateur</text:span></text:span><text:span text:style-name="T7">, </text:span><text:span text:style-name="Source_20_Text"><text:span text:style-name="T7">suppressionUtilisateur</text:span></text:span></text:p>
      <text:p text:style-name="Text_20_body"><text:span text:style-name="T2">Cette fonctionnalité permet à un administrateur de consulter </text:span><text:span text:style-name="Strong_20_Emphasis"><text:span text:style-name="T2">l’ensemble des informations détaillées d’un utilisateur</text:span></text:span><text:span text:style-name="T2">. La page de détail affiche les données suivantes :</text:span></text:p>
      <text:list text:style-name="L10">
        <text:list-item>
          <text:p text:style-name="P37">Nom</text:p>
        </text:list-item>
        <text:list-item>
          <text:p text:style-name="P37">Prénom</text:p>
        </text:list-item>
        <text:list-item>
          <text:p text:style-name="P37">Email</text:p>
        </text:list-item>
        <text:list-item>
          <text:p text:style-name="P37">Rôle</text:p>
        </text:list-item>
        <text:list-item>
          <text:p text:style-name="P37">Genre</text:p>
        </text:list-item>
        <text:list-item>
          <text:p text:style-name="P37">Collège</text:p>
        </text:list-item>
        <text:list-item>
          <text:p text:style-name="P37">Équipe</text:p>
        </text:list-item>
        <text:list-item>
          <text:p text:style-name="P42"><text:span text:style-name="T5">Commentaire </text:span><text:span text:style-name="T6">(Statut et concours sont envisagé) </text:span></text:p>
        </text:list-item>
      </text:list>
      <text:h text:style-name="Heading_20_3" text:outline-level="3" text:is-list-header="true"><text:bookmark-start text:name="__RefHeading___Toc1848_1368619911"/>Affichage du détail<text:bookmark-end text:name="__RefHeading___Toc1848_1368619911"/></text:h>
      <text:p text:style-name="Text_20_body"><text:span text:style-name="T7">L’affichage d’un utilisateur est géré par la méthode </text:span><text:span text:style-name="Strong_20_Emphasis"><text:span text:style-name="Source_20_Text"><text:span text:style-name="T9">detailUtilisateur</text:span></text:span></text:span><text:span text:style-name="T7"> du contrôleur </text:span><text:span text:style-name="Source_20_Text"><text:span text:style-name="T7">UserController</text:span></text:span><text:span text:style-name="T7">.</text:span><text:line-break/>Cette méthode :</text:p>
      <text:list text:style-name="L11">
        <text:list-item>
          <text:p text:style-name="P43"><text:span text:style-name="T2">Récupère l’</text:span><text:span text:style-name="Strong_20_Emphasis"><text:span text:style-name="T2">ID de l’utilisateur</text:span></text:span><text:span text:style-name="T2"> depuis le bouton « Détail » de la page liste-utilisateurs (via la route associée).</text:span></text:p>
        </text:list-item>
        <text:list-item>
          <text:p text:style-name="P43"><text:span text:style-name="T2">Interroge le modèle </text:span><text:span text:style-name="Source_20_Text"><text:span text:style-name="T2">User</text:span></text:span><text:span text:style-name="T2"> pour obtenir </text:span><text:span text:style-name="Strong_20_Emphasis"><text:span text:style-name="T2">un objet complet contenant toutes les informations</text:span></text:span><text:span text:style-name="T2"> de l’utilisateur.</text:span></text:p>
        </text:list-item>
        <text:list-item>
          <text:p text:style-name="P43"><text:span text:style-name="T2">Transmet ces données à la </text:span>vue correspondante, afin de les afficher à l’administrateur.</text:p>
        </text:list-item>
      </text:list>
      <text:h text:style-name="Heading_20_3" text:outline-level="3" text:is-list-header="true"><text:bookmark-start text:name="__RefHeading___Toc1850_1368619911"/>Actions disponibles<text:bookmark-end text:name="__RefHeading___Toc1850_1368619911"/></text:h>
      <text:p text:style-name="Text_20_body">La page de détail propose deux actions supplémentaires :</text:p>
      <text:h text:style-name="Heading_20_4" text:outline-level="4"><text:bookmark-start text:name="__RefHeading___Toc1852_1368619911"/>🔹 Modifier<text:bookmark-end text:name="__RefHeading___Toc1852_1368619911"/></text:h>
      <text:p text:style-name="Text_20_body">Le bou<text:span text:style-name="T2">ton </text:span><text:span text:style-name="Strong_20_Emphasis"><text:span text:style-name="T2">Modifier</text:span></text:span><text:span text:style-name="T2"> redirige vers une page dédiée permettant la modification des informations de l’utilisateur.</text:span><text:line-break/>Cette redirection utilise une route spécifique et une méthode du contrôleur.</text:p>
      <text:h text:style-name="Heading_20_4" text:outline-level="4"><text:bookmark-start text:name="__RefHeading___Toc1854_1368619911"/>🔹 Supprimer<text:bookmark-end text:name="__RefHeading___Toc1854_1368619911"/></text:h>
      <text:p text:style-name="Text_20_body">Le <text:span text:style-name="T2">bouton </text:span><text:span text:style-name="Strong_20_Emphasis"><text:span text:style-name="T2">Supprimer</text:span></text:span><text:span text:style-name="T2"> déclenche l’affichage d’un </text:span><text:span text:style-name="Strong_20_Emphasis"><text:span text:style-name="T2">pop-up de confirmation</text:span></text:span><text:span text:style-name="T2">.<text:line-break/>Si l’administrateur confirme l’action, l’application </text:span><text:span text:style-name="T3">a</text:span><text:span text:style-name="T9">ppelle la route associée à la suppression , </text:span><text:span text:style-name="T11">e</text:span><text:span text:style-name="T9">xécute la méthode </text:span><text:span text:style-name="Source_20_Text"><text:span text:style-name="T9">suppressionUtilisateur</text:span></text:span><text:span text:style-name="T9"> du contrôleur </text:span><text:span text:style-name="Source_20_Text"><text:span text:style-name="T9">UserController</text:span></text:span><text:span text:style-name="T9">. Cette méthode utilise la fonction </text:span><text:span text:style-name="Strong_20_Emphasis"><text:span text:style-name="Source_20_Text"><text:span text:style-name="T9">supprimerUtil</text:span></text:span></text:span><text:span text:style-name="T9"> du modèle </text:span><text:span text:style-name="Source_20_Text"><text:span text:style-name="T9">User</text:span></text:span><text:span text:style-name="T9"> pour </text:span><text:span text:style-name="Strong_20_Emphasis"><text:span text:style-name="T9">supprimer définitivement l’utilisateur de la base de données</text:span></text:span><text:span text:style-name="T9">.</text:span></text:p>
      <text:h text:style-name="P17" text:outline-level="2">Modification d’un utilisateur <text:span text:style-name="T2"><text:s/></text:span></text:h>
      <text:p text:style-name="P38"><text:span text:style-name="Strong_20_Emphasis"><text:span text:style-name="T7">Contrôleur :</text:span></text:span><text:span text:style-name="T9"> </text:span><text:span text:style-name="Source_20_Text"><text:span text:style-name="T9">UserController</text:span></text:span><text:span text:style-name="T9"><text:line-break/></text:span><text:span text:style-name="Strong_20_Emphasis"><text:span text:style-name="T7">Méthodes :</text:span></text:span><text:span text:style-name="T9"> </text:span><text:span text:style-name="Source_20_Text"><text:span text:style-name="T9">formulaireModification</text:span></text:span><text:span text:style-name="T9">, </text:span><text:span text:style-name="Source_20_Text"><text:span text:style-name="T9">modificationUtilisateur</text:span></text:span></text:p>
      <text:p text:style-name="Text_20_body"><text:span text:style-name="T9">Cette fonctionnalité per</text:span><text:span text:style-name="T2">met à un administrateur de modifier les informations d’un utilisateur.<text:line-break/></text:span><text:span text:style-name="T9">Depuis la page « Détail utilisateur », le bouton </text:span><text:span text:style-name="Strong_20_Emphasis"><text:span text:style-name="T9">Modifier</text:span></text:span><text:span text:style-name="T9"> appelle la méthode </text:span><text:span text:style-name="Source_20_Text"><text:span text:style-name="T9">formulaireModification</text:span></text:span><text:span text:style-name="T9"> qui affiche la page de modification avec les informations préremplies.</text:span></text:p>
      <text:p text:style-name="P23">L<text:span text:style-name="T15">es champs modifiables sont :</text:span></text:p>
      <text:list xml:id="list3775813804" text:style-name="L13">
        <text:list-item>
          <text:p text:style-name="P44"><text:span text:style-name="T18">Nom</text:span><text:span text:style-name="T16"> </text:span><text:span text:style-name="T17">- O</text:span><text:span text:style-name="Emphasis"><text:span text:style-name="T16">ligatoire</text:span></text:span></text:p>
        </text:list-item>
        <text:list-item>
          <text:p text:style-name="P45"><text:span text:style-name="T18">Prénom</text:span><text:span text:style-name="T16"> </text:span><text:span text:style-name="Emphasis"><text:span text:style-name="T16">- </text:span></text:span><text:span text:style-name="Emphasis"><text:span text:style-name="T17">O</text:span></text:span><text:span text:style-name="Emphasis"><text:span text:style-name="T16">ligatoire</text:span></text:span></text:p>
        </text:list-item>
        <text:list-item>
          <text:p text:style-name="P45"><text:span text:style-name="T18">Email</text:span><text:span text:style-name="T16"> –</text:span><text:span text:style-name="Emphasis"><text:span text:style-name="T16"> </text:span></text:span><text:span text:style-name="Emphasis"><text:span text:style-name="T17">O</text:span></text:span><text:span text:style-name="Emphasis"><text:span text:style-name="T16">ligatoire </text:span></text:span><text:span text:style-name="Emphasis"><text:span text:style-name="T17">et unique</text:span></text:span></text:p>
        </text:list-item>
        <text:list-item>
          <text:p text:style-name="P45"><text:span text:style-name="T18">Rôle</text:span><text:span text:style-name="T16"> – </text:span><text:span text:style-name="T17">O</text:span><text:span text:style-name="Emphasis"><text:span text:style-name="T16">ligatoire </text:span></text:span><text:span text:style-name="Emphasis"><text:span text:style-name="T17">(</text:span></text:span><text:span text:style-name="Emphasis"><text:span text:style-name="T16">liste déroulante)</text:span></text:span></text:p>
        </text:list-item>
        <text:list-item>
          <text:p text:style-name="P45"><text:span text:style-name="T18">Genre</text:span><text:span text:style-name="T16"> – </text:span><text:span text:style-name="T17">O</text:span><text:span text:style-name="Emphasis"><text:span text:style-name="T16">ligatoire </text:span></text:span><text:span text:style-name="Emphasis"><text:span text:style-name="T17">(</text:span></text:span><text:span text:style-name="Emphasis"><text:span text:style-name="T16">liste déroulante)</text:span></text:span></text:p>
        </text:list-item>
        <text:list-item>
          <text:p text:style-name="P45"><text:span text:style-name="T18">Collège</text:span><text:span text:style-name="T16"> </text:span><text:span text:style-name="Emphasis"><text:span text:style-name="T16">– </text:span></text:span><text:span text:style-name="Emphasis"><text:span text:style-name="T17">O</text:span></text:span><text:span text:style-name="Emphasis"><text:span text:style-name="T16">ligatoire </text:span></text:span><text:span text:style-name="Emphasis"><text:span text:style-name="T17">(</text:span></text:span><text:span text:style-name="Emphasis"><text:span text:style-name="T16">liste déroulante)</text:span></text:span></text:p>
        </text:list-item>
        <text:list-item>
          <text:p text:style-name="P45"><text:span text:style-name="T18">Concours</text:span><text:span text:style-name="T16"> -</text:span><text:span text:style-name="Emphasis"><text:span text:style-name="T16"> </text:span></text:span><text:span text:style-name="Emphasis"><text:span text:style-name="T17">O</text:span></text:span><text:span text:style-name="Emphasis"><text:span text:style-name="T16">ligatoire </text:span></text:span><text:span text:style-name="Emphasis"><text:span text:style-name="T17">(</text:span></text:span><text:span text:style-name="Emphasis"><text:span text:style-name="T16">liste déroulante)</text:span></text:span></text:p>
        </text:list-item>
        <text:list-item>
          <text:p text:style-name="P44"><text:span text:style-name="T18">Commentaire</text:span><text:span text:style-name="T16"> - </text:span><text:span text:style-name="T17">O</text:span><text:span text:style-name="Emphasis"><text:span text:style-name="T16">ptionnel</text:span></text:span></text:p>
        </text:list-item>
        <text:list-item>
          <text:p text:style-name="P44"><text:span text:style-name="T18">Mot de passe</text:span><text:span text:style-name="T16"> </text:span><text:span text:style-name="T17">C</text:span><text:span text:style-name="Emphasis"><text:span text:style-name="T16">ase à coche</text:span></text:span><text:span text:style-name="Emphasis">r </text:span><text:span text:style-name="Emphasis"><text:span text:style-name="T19">(</text:span></text:span><text:span text:style-name="Emphasis">voir plus bas</text:span><text:span text:style-name="Emphasis"><text:span text:style-name="T19">)</text:span></text:span></text:p>
        </text:list-item>
      </text:list>
      <text:p text:style-name="Text_20_body"><text:span text:style-name="T9">Une fois le formulaire soumis, la méthode </text:span><text:span text:style-name="Strong_20_Emphasis"><text:span text:style-name="Source_20_Text"><text:span text:style-name="T9">modificationUtilisateur</text:span></text:span></text:span><text:span text:style-name="T9"> du contrôleur vérifie et valide toutes les données. Si elles sont correctes, elles sont ensuite mises à jour via la méthode </text:span><text:span text:style-name="Source_20_Text"><text:span text:style-name="T9">updateUtil</text:span></text:span><text:span text:style-name="T9"> du modèle </text:span><text:span text:style-name="Source_20_Text"><text:span text:style-name="T9">User</text:span></text:span><text:span text:style-name="T9">.</text:span></text:p>
      <text:p text:style-name="P38"><text:span text:style-name="T2"/></text:p>
      <text:p text:style-name="P39"><text:span text:style-name="T9">Après validation des données du formulaire, ces informations sont transmises à la méthode </text:span><text:span text:style-name="Strong_20_Emphasis"><text:span text:style-name="Source_20_Text"><text:span text:style-name="T9">modificationUtilisateur</text:span></text:span></text:span><text:span text:style-name="T9"> du contrôleur </text:span><text:span text:style-name="Strong_20_Emphasis"><text:span text:style-name="Source_20_Text"><text:span text:style-name="T9">UserController</text:span></text:span></text:span><text:span text:style-name="T9">. Celle-ci vérifie l’intégrité et la conformité des données, puis met à jour l’utilisateur via la méthode </text:span><text:span text:style-name="Strong_20_Emphasis"><text:span text:style-name="Source_20_Text"><text:span text:style-name="T9">updateUtil</text:span></text:span></text:span><text:span text:style-name="T9"> du modèle </text:span><text:span text:style-name="Strong_20_Emphasis"><text:span text:style-name="Source_20_Text"><text:span text:style-name="T9">User</text:span></text:span></text:span><text:span text:style-name="T9">.</text:span></text:p>
      <text:p text:style-name="P29">Une fonctionnalité supplémentaire est prévue afin d’informer l’utilisateur que ses informations ont été modifiées, avec la possibilité de consulter un récapitulatif des changements.</text:p>
      <text:p text:style-name="Text_20_body"><text:span text:style-name="T9">En ce qui concerne le mot de passe :<text:line-break/>si l’administrateur coche la case de réinitialisation, un </text:span><text:span text:style-name="Strong_20_Emphasis"><text:span text:style-name="T9">nouveau mot de passe aléatoire</text:span></text:span><text:span text:style-name="T9"> est généré automatiquement par l’application.<text:line-break/>Actuellement, ce mot de passe est envoyé directement à l’utilisateur, ce qui </text:span><text:span text:style-name="Strong_20_Emphasis"><text:span text:style-name="T9">n’est pas conforme aux exigences du RGPD</text:span></text:span><text:span text:style-name="T9">.<text:line-break/>Une évolution est donc prévue : remplacer l’envoi du mot de passe en clair par </text:span><text:span text:style-name="Strong_20_Emphasis"><text:span text:style-name="T9">l’envoi d’un lien sécurisé de réinitialisation</text:span></text:span><text:span text:style-name="T9"> (valable 24 à 48 heures), permettant à l’utilisateur de définir lui-même son nouveau mot de passe, conformément aux bonnes pratiques de sécurité.</text:span></text:p>
      <text:p text:style-name="P30"/>
      <text:p text:style-name="P40"><text:span text:style-name="T2"/></text:p>
      <text:h text:style-name="P18" text:outline-level="2">Gestion des accès</text:h>
      <text:h text:style-name="Heading_20_3" text:outline-level="3"><text:span text:style-name="T12">Middleware : </text:span><text:span text:style-name="Source_20_Text"><text:span text:style-name="T13">IsAdmin</text:span></text:span></text:h>
      <text:p text:style-name="Text_20_body"><text:span text:style-name="T9">Un </text:span><text:span text:style-name="Strong_20_Emphasis"><text:span text:style-name="T9">middleware</text:span></text:span><text:span text:style-name="T9"> </text:span><text:span text:style-name="Source_20_Text"><text:span text:style-name="T9">IsAdmin</text:span></text:span><text:span text:style-name="T9"> est utilisé pour contrôler l’accès aux pages réservées aux administrateurs.</text:span></text:p>
      <text:p text:style-name="P29">Le fonctionnement est le suivant :</text:p>
      <text:list text:style-name="L14">
        <text:list-item>
          <text:p text:style-name="P46"><text:span text:style-name="T9">Le middleware vérifie si l’utilisateur connecté dispose du rôle </text:span><text:span text:style-name="Strong_20_Emphasis"><text:span text:style-name="T9">admin</text:span></text:span><text:span text:style-name="T9">.</text:span></text:p>
        </text:list-item>
        <text:list-item>
          <text:p text:style-name="P46"><text:span text:style-name="T9">Cette vérification est effectuée à l’aide d’une méthode d’une classe personnalisée </text:span><text:span text:style-name="Source_20_Text"><text:span text:style-name="T9">RequeteSupport</text:span></text:span><text:span text:style-name="T9">, qui exécute une requête SQL pour récupérer le rôle de l’utilisateur.</text:span></text:p>
        </text:list-item>
        <text:list-item>
          <text:p text:style-name="P31">Le middleware est ensuite appliqué aux routes destinées aux administrateurs.</text:p>
        </text:list-item>
      </text:list>
      <text:h text:style-name="P20" text:outline-level="3" text:is-list-header="true"><text:span text:style-name="T5">Comportement</text:span> :</text:h>
      <text:list text:style-name="L15">
        <text:list-item>
          <text:p text:style-name="P47"><text:span text:style-name="Strong_20_Emphasis"><text:span text:style-name="T2">Si l’utilisateur est administrateur</text:span></text:span><text:span text:style-name="T2"> : l’accès à la page est autorisé et le contenu s’affiche normalement.</text:span></text:p>
        </text:list-item>
        <text:list-item>
          <text:p text:style-name="P47"><text:span text:style-name="Strong_20_Emphasis"><text:span text:style-name="T9">Si l’utilisateur n’est pas administrateur</text:span></text:span><text:span text:style-name="T9"> : l’accès est interdit et il est redirigé vers une </text:span><text:span text:style-name="Strong_20_Emphasis"><text:span text:style-name="T9">page 403 (Accès interdit)</text:span></text:span><text:span text:style-name="T9">.</text:span></text:p>
        </text:list-item>
      </text:list>
      <text:p text:style-name="P32">Cette approche garantit que seules les personnes disposant des droits administratifs peuvent accéder aux fonctionnalités sensibles du système, tout en offrant une gestion centralisée et sécurisée des accès.</text:p>
      <text:p text:style-name="P4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</style:style>
    <style:style style:name="MP2" style:family="paragraph" style:parent-style-name="Footer">
      <style:text-properties officeooo:paragraph-rsid="004f57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  <text:p text:style-name="MP1"/>
      </style:footer>
    </style:master-page>
    <style:master-page style:name="Index" style:page-layout-name="Mpm1" draw:style-name="Mdp1" style:next-style-name="Standard">
      <style:footer>
        <text:p text:style-name="Footer"><text:page-number text:select-page="current">0</text:page-number>/<text:page-count>10</text:page-count></text:p>
      </style:footer>
      <style:footer-left>
        <text:p text:style-name="MP2"/>
      </style:footer-left>
      <style:footer-first>
        <text:p text:style-name="Footer"/>
      </style:footer-first>
    </style:master-page>
    <style:master-page style:name="Foot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08:29:02.809718962</meta:creation-date>
    <dc:date>2025-11-19T17:03:34.634826250</dc:date>
    <meta:editing-duration>PT11H50M38S</meta:editing-duration>
    <meta:editing-cycles>60</meta:editing-cycles>
    <meta:generator>LibreOffice/7.4.7.2$Linux_X86_64 LibreOffice_project/40$Build-2</meta:generator>
    <meta:document-statistic meta:table-count="0" meta:image-count="0" meta:object-count="0" meta:page-count="10" meta:paragraph-count="108" meta:word-count="1236" meta:character-count="8586" meta:non-whitespace-character-count="7488"/>
  </office:meta>
</office:document-meta>
</file>